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tiolive</text:p>
          </table:table-cell>
          <table:table-cell office:value-type="string">
            <text:p>spreadshe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9">10/19/2009</text:date>, <text:time>15:0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TioLive Spreadsheet</dc:title>
    <meta:creation-date>2009-10-19T15:01:58</meta:creation-date>
    <dc:date>2009-10-19T15:07:05</dc:date>
    <meta:editing-cycles>2</meta:editing-cycles>
    <meta:editing-duration>PT1M48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